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37">
      <style:graphic-properties style:wrap="run-through" style:run-through="foreground" draw:fill="none" draw:stroke="solid" svg:stroke-width="0.01389in" svg:stroke-color="#000000" draw:marker-end="a36" svg:stroke-opacity="100%" style:horizontal-rel="paragraph" style:vertical-rel="paragraph" style:horizontal-pos="from-left" style:vertical-pos="from-top"/>
    </style:style>
    <style:style style:family="graphic" style:name="a3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>
      <style:graphic-properties style:wrap="run-through" style:run-through="foreground" draw:fill="none" draw:stroke="solid" svg:stroke-width="0.01389in" svg:stroke-color="#000000" draw:marker-end="a20" svg:stroke-opacity="100%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1389in" svg:stroke-color="#000000" draw:marker-end="a22" svg:stroke-opacity="100%" style:horizontal-rel="paragraph" style:vertical-rel="paragraph" style:horizontal-pos="from-left" style:vertical-pos="from-top"/>
    </style:style>
    <style:style style:family="graphic" style:name="a6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>
      <style:graphic-properties style:wrap="run-through" style:run-through="foreground" draw:fill="none" draw:stroke="solid" svg:stroke-width="0.01389in" svg:stroke-color="#000000" draw:marker-end="a24" svg:stroke-opacity="100%" style:horizontal-rel="paragraph" style:vertical-rel="paragraph" style:horizontal-pos="from-left" style:vertical-pos="from-top"/>
    </style:style>
    <style:style style:family="graphic" style:name="a62">
      <style:graphic-properties style:wrap="run-through" style:run-through="foreground" draw:fill="none" draw:stroke="solid" svg:stroke-width="0.01389in" svg:stroke-color="#000000" draw:marker-end="a61" svg:stroke-opacity="100%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1389in" svg:stroke-color="#000000" draw:marker-end="a26" svg:stroke-opacity="100%" style:horizontal-rel="paragraph" style:vertical-rel="paragraph" style:horizontal-pos="from-left" style:vertical-pos="from-top"/>
    </style:style>
    <style:style style:family="graphic" style:name="a64">
      <style:graphic-properties style:wrap="run-through" style:run-through="foreground" draw:fill="none" draw:stroke="solid" svg:stroke-width="0.01389in" svg:stroke-color="#000000" draw:marker-end="a63" svg:stroke-opacity="100%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1389in" svg:stroke-color="#000000" draw:marker-end="a28" svg:stroke-opacity="100%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1389in" svg:stroke-color="#000000" draw:marker-end="a9" svg:stroke-opacity="100%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1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1">
      <style:graphic-properties style:wrap="run-through" style:run-through="foreground" draw:fill="none" draw:stroke="solid" svg:stroke-width="0.01389in" svg:stroke-color="#000000" draw:marker-end="a50" svg:stroke-opacity="100%" style:horizontal-rel="paragraph" style:vertical-rel="paragraph" style:horizontal-pos="from-left" style:vertical-pos="from-top"/>
    </style:style>
    <style:style style:family="graphic" style:name="a15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3">
      <style:graphic-properties style:wrap="run-through" style:run-through="foreground" draw:fill="none" draw:stroke="solid" svg:stroke-width="0.01389in" svg:stroke-color="#000000" draw:marker-end="a52" svg:stroke-opacity="100%" style:horizontal-rel="paragraph" style:vertical-rel="paragraph" style:horizontal-pos="from-left" style:vertical-pos="from-top"/>
    </style:style>
    <style:style style:family="graphic" style:name="a1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4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1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6">
      <style:graphic-properties style:wrap="run-through" style:run-through="foreground" draw:fill="none" draw:stroke="solid" svg:stroke-width="0.01389in" svg:stroke-color="#000000" draw:marker-end="a55" svg:stroke-opacity="100%" style:horizontal-rel="paragraph" style:vertical-rel="paragraph" style:horizontal-pos="from-left" style:vertical-pos="from-top"/>
    </style:style>
    <style:style style:family="graphic" style:name="a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8">
      <style:graphic-properties style:wrap="run-through" style:run-through="foreground" draw:fill="none" draw:stroke="solid" svg:stroke-width="0.01389in" svg:stroke-color="#000000" draw:marker-end="a57" svg:stroke-opacity="100%" style:horizontal-rel="paragraph" style:vertical-rel="paragraph" style:horizontal-pos="from-left" style:vertical-pos="from-top"/>
    </style:style>
    <style:style style:family="graphic" style:name="a1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0">
      <style:graphic-properties style:wrap="run-through" style:run-through="foreground" draw:fill="none" draw:stroke="solid" svg:stroke-width="0.01389in" svg:stroke-color="#000000" draw:marker-end="a39" svg:stroke-opacity="100%" style:horizontal-rel="paragraph" style:vertical-rel="paragraph" style:horizontal-pos="from-left" style:vertical-pos="from-top"/>
    </style:style>
    <style:style style:family="graphic" style:name="a41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4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draw:marker-start="a2" draw:marker-end="a3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3">
      <style:graphic-properties style:wrap="run-through" style:run-through="foreground" draw:fill="none" draw:stroke="solid" svg:stroke-width="0.01389in" svg:stroke-color="#000000" draw:marker-end="a42" svg:stroke-opacity="100%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1389in" svg:stroke-color="#000000" draw:marker-end="a5" svg:stroke-opacity="100%" style:horizontal-rel="paragraph" style:vertical-rel="paragraph" style:horizontal-pos="from-left" style:vertical-pos="from-top"/>
    </style:style>
    <style:style style:family="graphic" style:name="a45">
      <style:graphic-properties style:wrap="run-through" style:run-through="foreground" draw:fill="none" draw:stroke="solid" svg:stroke-width="0.01389in" svg:stroke-color="#000000" draw:marker-end="a44" svg:stroke-opacity="100%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1389in" svg:stroke-color="#000000" draw:marker-end="a7" svg:stroke-opacity="100%" style:horizontal-rel="paragraph" style:vertical-rel="paragraph" style:horizontal-pos="from-left" style:vertical-pos="from-top"/>
    </style:style>
    <style:style style:family="graphic" style:name="a4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8">
      <style:graphic-properties style:wrap="run-through" style:run-through="foreground" draw:fill="none" draw:stroke="solid" svg:stroke-width="0.01389in" svg:stroke-color="#000000" draw:marker-end="a47" svg:stroke-opacity="100%" style:horizontal-rel="paragraph" style:vertical-rel="paragraph" style:horizontal-pos="from-left" style:vertical-pos="from-top"/>
    </style:style>
    <style:style style:family="graphic" style:name="a4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none" draw:stroke="solid" svg:stroke-width="0.01389in" svg:stroke-color="#000000" draw:marker-end="a32" svg:stroke-opacity="100%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35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custom-shape svg:x="4.4in" svg:y="2.43125in" svg:width="1.34375in" svg:height="1.08333in" draw:z-index="10" draw:id="id0" draw:style-name="a0" draw:name="Фигура11" text:anchor-type="paragraph"><svg:title/><svg:desc/><text:p text:style-name="Обычный"><text:s text:c="4"/>Please imput</text:p><text:p text:style-name="Обычный">again</text:p><draw:enhanced-geometry draw:type="non-primitive" svg:viewBox="0 0 21600 21600" draw:enhanced-path="M ?f11 ?f8 L ?f9 ?f8 ?f12 ?f9 ?f8 ?f9 Z N" draw:text-areas="?f22 ?f22 ?f28 ?f28" draw:glue-points="?f23 ?f31 ?f32 ?f29 ?f26 ?f33 ?f24 ?f34 ?f32 ?f25 ?f19 ?f33" draw:glue-point-leaving-directions="-0, -0, -0, -0, -0, -0" draw:modifiers="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21600 * 10800"/><draw:equation draw:name="f11" draw:formula="$0"/><draw:equation draw:name="f12" draw:formula="21600 - ?f11"/><draw:equation draw:name="f13" draw:formula="?f11 * 10"/><draw:equation draw:name="f14" draw:formula="0 * ?f7"/><draw:equation draw:name="f15" draw:formula="10800 * ?f6"/><draw:equation draw:name="f16" draw:formula="10800 * ?f7"/><draw:equation draw:name="f17" draw:formula="21600 * ?f7"/><draw:equation draw:name="f18" draw:formula="?f13 / 24"/><draw:equation draw:name="f19" draw:formula="?f11 / 2"/><draw:equation draw:name="f20" draw:formula="?f11 - 10800"/><draw:equation draw:name="f21" draw:formula="?f10 / ?f11"/><draw:equation draw:name="f22" draw:formula="?f18 + 1750"/><draw:equation draw:name="f23" draw:formula="10800 + ?f19"/><draw:equation draw:name="f24" draw:formula="10800 - ?f19"/><draw:equation draw:name="f25" draw:formula="if(?f20, ?f21, 21600)"/><draw:equation draw:name="f26" draw:formula="21600 - ?f19"/><draw:equation draw:name="f27" draw:formula="21600 - ?f21"/><draw:equation draw:name="f28" draw:formula="21600 - ?f22"/><draw:equation draw:name="f29" draw:formula="if(?f20, ?f27, 0)"/><draw:equation draw:name="f30" draw:formula="$0 / ?f6"/><draw:equation draw:name="f31" draw:formula="?f14 / ?f7"/><draw:equation draw:name="f32" draw:formula="?f15 / ?f6"/><draw:equation draw:name="f33" draw:formula="?f16 / ?f7"/><draw:equation draw:name="f34" draw:formula="?f17 / ?f7"/><draw:handle draw:handle-position="$0 0" draw:handle-range-x-minimum="0" draw:handle-range-x-maximum="21600"/></draw:enhanced-geometry></draw:custom-shape><draw:custom-shape svg:x="1.98333in" svg:y="1.67083in" svg:width="3.32292in" svg:height="0.4375in" draw:z-index="2" draw:id="id1" draw:style-name="a1" draw:name="Фигура4" text:anchor-type="paragraph"><svg:title/><svg:desc/><text:p text:style-name="Обычный">Пользователь вводит <text:s text:c="2"/></text:p><text:p text:style-name="Обычный"/><text:p text:style-name="Обычный"/><text:p text:style-name="Обычный"/><text:p text:style-name="Обычный"/><text:p text:style-name="Обычный"/><draw:enhanced-geometry draw:type="non-primitive" svg:viewBox="0 0 21600 21600" draw:enhanced-path="M ?f11 ?f8 L ?f9 ?f8 ?f12 ?f9 ?f8 ?f9 Z N" draw:text-areas="?f22 ?f22 ?f28 ?f28" draw:glue-points="?f23 ?f31 ?f32 ?f29 ?f26 ?f33 ?f24 ?f34 ?f32 ?f25 ?f19 ?f33" draw:glue-point-leaving-directions="-0, -0, -0, -0, -0, -0" draw:modifiers="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21600 * 10800"/><draw:equation draw:name="f11" draw:formula="$0"/><draw:equation draw:name="f12" draw:formula="21600 - ?f11"/><draw:equation draw:name="f13" draw:formula="?f11 * 10"/><draw:equation draw:name="f14" draw:formula="0 * ?f7"/><draw:equation draw:name="f15" draw:formula="10800 * ?f6"/><draw:equation draw:name="f16" draw:formula="10800 * ?f7"/><draw:equation draw:name="f17" draw:formula="21600 * ?f7"/><draw:equation draw:name="f18" draw:formula="?f13 / 24"/><draw:equation draw:name="f19" draw:formula="?f11 / 2"/><draw:equation draw:name="f20" draw:formula="?f11 - 10800"/><draw:equation draw:name="f21" draw:formula="?f10 / ?f11"/><draw:equation draw:name="f22" draw:formula="?f18 + 1750"/><draw:equation draw:name="f23" draw:formula="10800 + ?f19"/><draw:equation draw:name="f24" draw:formula="10800 - ?f19"/><draw:equation draw:name="f25" draw:formula="if(?f20, ?f21, 21600)"/><draw:equation draw:name="f26" draw:formula="21600 - ?f19"/><draw:equation draw:name="f27" draw:formula="21600 - ?f21"/><draw:equation draw:name="f28" draw:formula="21600 - ?f22"/><draw:equation draw:name="f29" draw:formula="if(?f20, ?f27, 0)"/><draw:equation draw:name="f30" draw:formula="$0 / ?f6"/><draw:equation draw:name="f31" draw:formula="?f14 / ?f7"/><draw:equation draw:name="f32" draw:formula="?f15 / ?f6"/><draw:equation draw:name="f33" draw:formula="?f16 / ?f7"/><draw:equation draw:name="f34" draw:formula="?f17 / ?f7"/><draw:handle draw:handle-position="$0 0" draw:handle-range-x-minimum="0" draw:handle-range-x-maximum="21600"/></draw:enhanced-geometry></draw:custom-shape><draw:custom-shape svg:x="2.01458in" svg:y="0.23333in" svg:width="4.45833in" svg:height="1.13542in" draw:z-index="251658240" draw:id="id2" draw:style-name="a4" draw:name="Фигура3" text:anchor-type="paragraph"><svg:title/><svg:desc/><text:p text:style-name="Обычный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onnector draw:type="line" svg:x1="0.85764in" svg:y1="9.42153in" svg:x2="0.85764in" svg:y2="9.70208in" draw:z-index="41" draw:id="id3" draw:style-name="a6" draw:name="Фигура42" text:anchor-type="paragraph"><svg:title/><svg:desc/></draw:connector><draw:connector draw:type="line" svg:x1="1.26111in" svg:y1="9.07708in" svg:x2="1.26111in" svg:y2="9.34792in" draw:z-index="39" draw:id="id4" draw:style-name="a8" draw:name="Фигура40" text:anchor-type="paragraph"><svg:title/><svg:desc/></draw:connector><draw:connector draw:type="line" svg:x1="-0.08958in" svg:y1="9.20208in" svg:x2="-0.08958in" svg:y2="9.42083in" draw:z-index="38" draw:id="id5" draw:style-name="a10" draw:name="Фигура39" text:anchor-type="paragraph"><svg:title/><svg:desc/></draw:connector><draw:connector draw:type="line" svg:x1="-0.28403in" svg:y1="9.42153in" svg:x2="2.10139in" svg:y2="9.47292in" draw:z-index="40" draw:id="id6" draw:style-name="a11" draw:name="Фигура41" text:anchor-type="paragraph"><svg:title/><svg:desc/></draw:connector><draw:custom-shape svg:x="0.40625in" svg:y="9.74444in" svg:width="1.77083in" svg:height="0.48958in" draw:z-index="42" draw:id="id7" draw:style-name="a12" draw:name="Фигура43" text:anchor-type="paragraph"><svg:title/><svg:desc/><text:p text:style-name="Обычный"><text:tab/>Конец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-0.64167in" svg:y="8.17083in" svg:width="1.77083in" svg:height="1.02083in" draw:z-index="36" draw:id="id8" draw:style-name="a13" draw:name="Фигура37" text:anchor-type="paragraph"><svg:title/><svg:desc/><text:p text:style-name="Обычный">Пользователь видит</text:p><text:p text:style-name="Обычный">Triangle mtx</text:p><draw:enhanced-geometry draw:type="non-primitive" svg:viewBox="0 0 21600 21600" draw:enhanced-path="M ?f11 ?f8 L ?f9 ?f8 ?f12 ?f9 ?f8 ?f9 Z N" draw:text-areas="?f22 ?f22 ?f28 ?f28" draw:glue-points="?f23 ?f31 ?f32 ?f29 ?f26 ?f33 ?f24 ?f34 ?f32 ?f25 ?f19 ?f33" draw:glue-point-leaving-directions="-0, -0, -0, -0, -0, -0" draw:modifiers="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21600 * 10800"/><draw:equation draw:name="f11" draw:formula="$0"/><draw:equation draw:name="f12" draw:formula="21600 - ?f11"/><draw:equation draw:name="f13" draw:formula="?f11 * 10"/><draw:equation draw:name="f14" draw:formula="0 * ?f7"/><draw:equation draw:name="f15" draw:formula="10800 * ?f6"/><draw:equation draw:name="f16" draw:formula="10800 * ?f7"/><draw:equation draw:name="f17" draw:formula="21600 * ?f7"/><draw:equation draw:name="f18" draw:formula="?f13 / 24"/><draw:equation draw:name="f19" draw:formula="?f11 / 2"/><draw:equation draw:name="f20" draw:formula="?f11 - 10800"/><draw:equation draw:name="f21" draw:formula="?f10 / ?f11"/><draw:equation draw:name="f22" draw:formula="?f18 + 1750"/><draw:equation draw:name="f23" draw:formula="10800 + ?f19"/><draw:equation draw:name="f24" draw:formula="10800 - ?f19"/><draw:equation draw:name="f25" draw:formula="if(?f20, ?f21, 21600)"/><draw:equation draw:name="f26" draw:formula="21600 - ?f19"/><draw:equation draw:name="f27" draw:formula="21600 - ?f21"/><draw:equation draw:name="f28" draw:formula="21600 - ?f22"/><draw:equation draw:name="f29" draw:formula="if(?f20, ?f27, 0)"/><draw:equation draw:name="f30" draw:formula="$0 / ?f6"/><draw:equation draw:name="f31" draw:formula="?f14 / ?f7"/><draw:equation draw:name="f32" draw:formula="?f15 / ?f6"/><draw:equation draw:name="f33" draw:formula="?f16 / ?f7"/><draw:equation draw:name="f34" draw:formula="?f17 / ?f7"/><draw:handle draw:handle-position="$0 0" draw:handle-range-x-minimum="0" draw:handle-range-x-maximum="21600"/></draw:enhanced-geometry></draw:custom-shape><draw:custom-shape svg:x="1.12917in" svg:y="8.10833in" svg:width="2.00972in" svg:height="0.96875in" draw:z-index="37" draw:id="id9" draw:style-name="a14" draw:name="Фигура38" text:anchor-type="paragraph"><svg:title/><svg:desc/><text:p text:style-name="Обычный">Пользователь видит</text:p><text:p text:style-name="Обычный"><text:s/>Not<text:s/>triangle mtx</text:p><draw:enhanced-geometry draw:type="non-primitive" svg:viewBox="0 0 21600 21600" draw:enhanced-path="M ?f11 ?f8 L ?f9 ?f8 ?f12 ?f9 ?f8 ?f9 Z N" draw:text-areas="?f22 ?f22 ?f28 ?f28" draw:glue-points="?f23 ?f31 ?f32 ?f29 ?f26 ?f33 ?f24 ?f34 ?f32 ?f25 ?f19 ?f33" draw:glue-point-leaving-directions="-0, -0, -0, -0, -0, -0" draw:modifiers="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21600 * 10800"/><draw:equation draw:name="f11" draw:formula="$0"/><draw:equation draw:name="f12" draw:formula="21600 - ?f11"/><draw:equation draw:name="f13" draw:formula="?f11 * 10"/><draw:equation draw:name="f14" draw:formula="0 * ?f7"/><draw:equation draw:name="f15" draw:formula="10800 * ?f6"/><draw:equation draw:name="f16" draw:formula="10800 * ?f7"/><draw:equation draw:name="f17" draw:formula="21600 * ?f7"/><draw:equation draw:name="f18" draw:formula="?f13 / 24"/><draw:equation draw:name="f19" draw:formula="?f11 / 2"/><draw:equation draw:name="f20" draw:formula="?f11 - 10800"/><draw:equation draw:name="f21" draw:formula="?f10 / ?f11"/><draw:equation draw:name="f22" draw:formula="?f18 + 1750"/><draw:equation draw:name="f23" draw:formula="10800 + ?f19"/><draw:equation draw:name="f24" draw:formula="10800 - ?f19"/><draw:equation draw:name="f25" draw:formula="if(?f20, ?f21, 21600)"/><draw:equation draw:name="f26" draw:formula="21600 - ?f19"/><draw:equation draw:name="f27" draw:formula="21600 - ?f21"/><draw:equation draw:name="f28" draw:formula="21600 - ?f22"/><draw:equation draw:name="f29" draw:formula="if(?f20, ?f27, 0)"/><draw:equation draw:name="f30" draw:formula="$0 / ?f6"/><draw:equation draw:name="f31" draw:formula="?f14 / ?f7"/><draw:equation draw:name="f32" draw:formula="?f15 / ?f6"/><draw:equation draw:name="f33" draw:formula="?f16 / ?f7"/><draw:equation draw:name="f34" draw:formula="?f17 / ?f7"/><draw:handle draw:handle-position="$0 0" draw:handle-range-x-minimum="0" draw:handle-range-x-maximum="21600"/></draw:enhanced-geometry></draw:custom-shape><draw:custom-shape svg:x="-0.82917in" svg:y="5.16042in" svg:width="1.36458in" svg:height="1.17708in" draw:z-index="24" draw:id="id10" draw:style-name="a15" draw:name="Фигура26" text:anchor-type="paragraph"><svg:title/><svg:desc/><text:p text:style-name="Обычный">Пользователь видит</text:p><text:p text:style-name="Обычный">Not virajdennaya</text:p><draw:enhanced-geometry draw:type="non-primitive" svg:viewBox="0 0 21600 21600" draw:enhanced-path="M ?f11 ?f8 L ?f9 ?f8 ?f12 ?f9 ?f8 ?f9 Z N" draw:text-areas="?f22 ?f22 ?f28 ?f28" draw:glue-points="?f23 ?f31 ?f32 ?f29 ?f26 ?f33 ?f24 ?f34 ?f32 ?f25 ?f19 ?f33" draw:glue-point-leaving-directions="-0, -0, -0, -0, -0, -0" draw:modifiers="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21600 * 10800"/><draw:equation draw:name="f11" draw:formula="$0"/><draw:equation draw:name="f12" draw:formula="21600 - ?f11"/><draw:equation draw:name="f13" draw:formula="?f11 * 10"/><draw:equation draw:name="f14" draw:formula="0 * ?f7"/><draw:equation draw:name="f15" draw:formula="10800 * ?f6"/><draw:equation draw:name="f16" draw:formula="10800 * ?f7"/><draw:equation draw:name="f17" draw:formula="21600 * ?f7"/><draw:equation draw:name="f18" draw:formula="?f13 / 24"/><draw:equation draw:name="f19" draw:formula="?f11 / 2"/><draw:equation draw:name="f20" draw:formula="?f11 - 10800"/><draw:equation draw:name="f21" draw:formula="?f10 / ?f11"/><draw:equation draw:name="f22" draw:formula="?f18 + 1750"/><draw:equation draw:name="f23" draw:formula="10800 + ?f19"/><draw:equation draw:name="f24" draw:formula="10800 - ?f19"/><draw:equation draw:name="f25" draw:formula="if(?f20, ?f21, 21600)"/><draw:equation draw:name="f26" draw:formula="21600 - ?f19"/><draw:equation draw:name="f27" draw:formula="21600 - ?f21"/><draw:equation draw:name="f28" draw:formula="21600 - ?f22"/><draw:equation draw:name="f29" draw:formula="if(?f20, ?f27, 0)"/><draw:equation draw:name="f30" draw:formula="$0 / ?f6"/><draw:equation draw:name="f31" draw:formula="?f14 / ?f7"/><draw:equation draw:name="f32" draw:formula="?f15 / ?f6"/><draw:equation draw:name="f33" draw:formula="?f16 / ?f7"/><draw:equation draw:name="f34" draw:formula="?f17 / ?f7"/><draw:handle draw:handle-position="$0 0" draw:handle-range-x-minimum="0" draw:handle-range-x-maximum="21600"/></draw:enhanced-geometry></draw:custom-shape><draw:custom-shape svg:x="0.75417in" svg:y="5.36875in" svg:width="2in" svg:height="0.96875in" draw:z-index="27" draw:id="id11" draw:style-name="a16" draw:name="Фигура29" text:anchor-type="paragraph"><svg:title/><svg:desc/><text:p text:style-name="Обычный">Пользователь видит</text:p><text:p text:style-name="Обычный">Virojdennaya</text:p><draw:enhanced-geometry draw:type="non-primitive" svg:viewBox="0 0 21600 21600" draw:enhanced-path="M ?f11 ?f8 L ?f9 ?f8 ?f12 ?f9 ?f8 ?f9 Z N" draw:text-areas="?f22 ?f22 ?f28 ?f28" draw:glue-points="?f23 ?f31 ?f32 ?f29 ?f26 ?f33 ?f24 ?f34 ?f32 ?f25 ?f19 ?f33" draw:glue-point-leaving-directions="-0, -0, -0, -0, -0, -0" draw:modifiers="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21600 * 10800"/><draw:equation draw:name="f11" draw:formula="$0"/><draw:equation draw:name="f12" draw:formula="21600 - ?f11"/><draw:equation draw:name="f13" draw:formula="?f11 * 10"/><draw:equation draw:name="f14" draw:formula="0 * ?f7"/><draw:equation draw:name="f15" draw:formula="10800 * ?f6"/><draw:equation draw:name="f16" draw:formula="10800 * ?f7"/><draw:equation draw:name="f17" draw:formula="21600 * ?f7"/><draw:equation draw:name="f18" draw:formula="?f13 / 24"/><draw:equation draw:name="f19" draw:formula="?f11 / 2"/><draw:equation draw:name="f20" draw:formula="?f11 - 10800"/><draw:equation draw:name="f21" draw:formula="?f10 / ?f11"/><draw:equation draw:name="f22" draw:formula="?f18 + 1750"/><draw:equation draw:name="f23" draw:formula="10800 + ?f19"/><draw:equation draw:name="f24" draw:formula="10800 - ?f19"/><draw:equation draw:name="f25" draw:formula="if(?f20, ?f21, 21600)"/><draw:equation draw:name="f26" draw:formula="21600 - ?f19"/><draw:equation draw:name="f27" draw:formula="21600 - ?f21"/><draw:equation draw:name="f28" draw:formula="21600 - ?f22"/><draw:equation draw:name="f29" draw:formula="if(?f20, ?f27, 0)"/><draw:equation draw:name="f30" draw:formula="$0 / ?f6"/><draw:equation draw:name="f31" draw:formula="?f14 / ?f7"/><draw:equation draw:name="f32" draw:formula="?f15 / ?f6"/><draw:equation draw:name="f33" draw:formula="?f16 / ?f7"/><draw:equation draw:name="f34" draw:formula="?f17 / ?f7"/><draw:handle draw:handle-position="$0 0" draw:handle-range-x-minimum="0" draw:handle-range-x-maximum="21600"/></draw:enhanced-geometry></draw:custom-shape><draw:custom-shape svg:x="2.60833in" svg:y="2.30625in" svg:width="1.96875in" svg:height="0.59375in" draw:z-index="6" draw:id="id12" draw:style-name="a17" draw:name="Фигура8" text:anchor-type="paragraph"><svg:title/><svg:desc/><text:p text:style-name="Обычный"/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draw:frame draw:z-index="17" draw:id="id13" draw:style-name="a18" draw:name="Фигура18" text:anchor-type="paragraph" svg:x="2.38611in" svg:y="2.4625in" svg:width="1.64583in" svg:height="0.40625in" style:rel-width="scale" style:rel-height="scale"><draw:text-box><text:p text:style-name="Обычный">If 1 <text:s text:c="24"/>Else:</text:p><text:p text:style-name="Обычный"><text:tab/><text:s text:c="4"/>If 2</text:p></draw:text-box><svg:title/><svg:desc/></draw:frame><draw:frame draw:z-index="251659264" draw:id="id14" draw:style-name="a19" draw:name="Фигура2" text:anchor-type="paragraph" svg:x="2.14646in" svg:y="0.29646in" svg:width="2.17708in" svg:height="1.13542in" style:rel-width="scale" style:rel-height="scale"><draw:text-box><text:p text:style-name="Обычный">N =3 M =3; file = „matrix.txt“ задаём размерность матрицы<text:s/></text:p><text:p text:style-name="Обычный">и называем файл в который будет записываться<text:s/></text:p><text:p text:style-name="Обычный">результат программы</text:p></draw:text-box><svg:title/><svg:desc/></draw:frame><draw:connector draw:type="line" svg:x1="3.26102in" svg:y1="-0.06811in" svg:x2="3.26102in" svg:y2="0.23328in" draw:z-index="3" draw:id="id15" draw:style-name="a21" draw:name="Фигура5" text:anchor-type="paragraph"><svg:title/><svg:desc/></draw:connector><draw:connector draw:type="line" svg:x1="3.26051in" svg:y1="1.36929in" svg:x2="3.25079in" svg:y2="1.67068in" draw:z-index="4" draw:id="id16" draw:style-name="a23" draw:name="Фигура6" text:anchor-type="paragraph"><svg:title/><svg:desc/></draw:connector><draw:connector draw:type="line" svg:x1="3.12559in" svg:y1="2.05709in" svg:x2="3.12559in" svg:y2="2.30709in" draw:z-index="5" draw:id="id17" draw:style-name="a25" draw:name="Фигура7" text:anchor-type="paragraph"><svg:title/><svg:desc/></draw:connector><draw:connector draw:type="line" svg:x1="4.11535in" svg:y1="2.60815in" svg:x2="4.63619in" svg:y2="2.59843in" draw:z-index="7" draw:id="id18" draw:style-name="a27" draw:name="Фигура9" text:anchor-type="paragraph"><svg:title/><svg:desc/></draw:connector><draw:connector draw:type="line" svg:x1="2.14593in" svg:y1="2.59843in" svg:x2="1.75079in" svg:y2="2.60815in" draw:z-index="8" draw:id="id19" draw:style-name="a29" draw:name="Фигура10" text:anchor-type="paragraph"><svg:title/><svg:desc/></draw:connector><draw:custom-shape svg:x="2.03189in" svg:y="-0.66181in" svg:width="2.34375in" svg:height="0.67708in" draw:z-index="9" draw:id="id20" draw:style-name="a30" draw:name="Фигура1" text:anchor-type="paragraph"><svg:title/><svg:desc/><text:p text:style-name="Обычный"><text:s text:c="10"/>Начало работы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onnector draw:type="line" svg:x1="5.19843in" svg:y1="2.43187in" svg:x2="5.20815in" svg:y2="1.79646in" draw:z-index="11" draw:id="id21" draw:style-name="a31" draw:name="Фигура12" text:anchor-type="paragraph"><svg:title/><svg:desc/></draw:connector><draw:connector draw:type="line" svg:x1="5.22926in" svg:y1="1.43189in" svg:x2="3.25079in" svg:y2="1.43189in" draw:z-index="12" draw:id="id22" draw:style-name="a33" draw:name="Фигура13" text:anchor-type="paragraph"><svg:title/><svg:desc/></draw:connector><draw:connector draw:type="line" svg:x1="5.20905in" svg:y1="1.88953in" svg:x2="5.22989in" svg:y2="1.43189in" draw:z-index="13" draw:id="id23" draw:style-name="a34" draw:name="Фигура14" text:anchor-type="paragraph"><svg:title/><svg:desc/></draw:connector><draw:custom-shape svg:x="-0.09291in" svg:y="1.92165in" svg:width="1.88542in" svg:height="1.3125in" draw:z-index="14" draw:id="id24" draw:style-name="a35" draw:name="Фигура15" text:anchor-type="paragraph"><svg:title/><svg:desc/><text:p text:style-name="Обычный">Создание рандомной</text:p><text:p text:style-name="Обычный">Матрицы и вы-е её</text:p><text:p text:style-name="Обычный">Det() и треугольности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draw:connector draw:type="line" svg:x1="3.13531in" svg:y1="2.96338in" svg:x2="3.12559in" svg:y2="3.54672in" draw:z-index="15" draw:id="id25" draw:style-name="a37" draw:name="Фигура16" text:anchor-type="paragraph"><svg:title/><svg:desc/></draw:connector><draw:custom-shape svg:x="2.60472in" svg:y="3.53622in" svg:width="1.02083in" svg:height="0.51042in" draw:z-index="16" draw:id="id26" draw:style-name="a38" draw:name="Фигура17" text:anchor-type="paragraph"><svg:title/><svg:desc/><text:p text:style-name="Обычный"><text:s text:c="6"/>Конец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onnector draw:type="line" svg:x1="0.83386in" svg:y1="3.23386in" svg:x2="0.83386in" svg:y2="3.53525in" draw:z-index="18" draw:id="id27" draw:style-name="a40" draw:name="Фигура19" text:anchor-type="paragraph"><svg:title/><svg:desc/></draw:connector><draw:connector draw:type="line" svg:x1="-0.55157in" svg:y1="3.51535in" svg:x2="1.65607in" svg:y2="3.52508in" draw:z-index="19" draw:id="id28" draw:style-name="a41" draw:name="Фигура20" text:anchor-type="paragraph"><svg:title/><svg:desc/></draw:connector><draw:connector draw:type="line" svg:x1="-0.47925in" svg:y1="3.51535in" svg:x2="-0.48898in" svg:y2="3.94244in" draw:z-index="20" draw:id="id29" draw:style-name="a43" draw:name="Фигура21" text:anchor-type="paragraph"><svg:title/><svg:desc/></draw:connector><draw:connector draw:type="line" svg:x1="1.65709in" svg:y1="3.52559in" svg:x2="1.66681in" svg:y2="4.32698in" draw:z-index="21" draw:id="id30" draw:style-name="a45" draw:name="Фигура23" text:anchor-type="paragraph"><svg:title/><svg:desc/></draw:connector><draw:custom-shape svg:x="-1.08268in" svg:y="3.69252in" svg:width="0.96875in" svg:height="1.16667in" draw:z-index="22" draw:id="id31" draw:style-name="a46" draw:name="Фигура24" text:anchor-type="paragraph"><svg:title/><svg:desc/><text:p text:style-name="Обычный">If det == 0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draw:connector draw:type="line" svg:x1="-0.31181in" svg:y1="4.85906in" svg:x2="-0.31181in" svg:y2="5.22294in" draw:z-index="23" draw:id="id32" draw:style-name="a48" draw:name="Фигура25" text:anchor-type="paragraph"><svg:title/><svg:desc/></draw:connector><draw:custom-shape svg:x="0.61535in" svg:y="4.30709in" svg:width="2.14583in" svg:height="0.57292in" draw:z-index="25" draw:id="id33" draw:style-name="a49" draw:name="Фигура27" text:anchor-type="paragraph"><svg:title/><svg:desc/><text:p text:style-name="Обычный">If det&gt;0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draw:connector draw:type="line" svg:x1="1.66732in" svg:y1="4.87992in" svg:x2="1.66732in" svg:y2="5.35839in" draw:z-index="26" draw:id="id34" draw:style-name="a51" draw:name="Фигура28" text:anchor-type="paragraph"><svg:title/><svg:desc/></draw:connector><draw:connector draw:type="line" svg:x1="0.58386in" svg:y1="3.51535in" svg:x2="0.58386in" svg:y2="6.95216in" draw:z-index="28" draw:id="id35" draw:style-name="a53" draw:name="Фигура22" text:anchor-type="paragraph"><svg:title/><svg:desc/></draw:connector><draw:connector draw:type="line" svg:x1="-0.11378in" svg:y1="6.92165in" svg:x2="1.5633in" svg:y2="6.93138in" draw:z-index="29" draw:id="id36" draw:style-name="a54" draw:name="Фигура30" text:anchor-type="paragraph"><svg:title/><svg:desc/></draw:connector><draw:connector draw:type="line" svg:x1="-0.11469in" svg:y1="6.92165in" svg:x2="-0.12441in" svg:y2="7.20221in" draw:z-index="30" draw:id="id37" draw:style-name="a56" draw:name="Фигура31" text:anchor-type="paragraph"><svg:title/><svg:desc/></draw:connector><draw:connector draw:type="line" svg:x1="1.51102in" svg:y1="6.93189in" svg:x2="1.52074in" svg:y2="7.1812in" draw:z-index="31" draw:id="id38" draw:style-name="a58" draw:name="Фигура32" text:anchor-type="paragraph"><svg:title/><svg:desc/></draw:connector><draw:custom-shape svg:x="-0.66614in" svg:y="7.16102in" svg:width="1.05208in" svg:height="0.8125in" draw:z-index="32" draw:id="id39" draw:style-name="a59" draw:name="Фигура33" text:anchor-type="paragraph"><svg:title/><svg:desc/><text:p text:style-name="Обычный">If mtx triangle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draw:custom-shape svg:x="1.00079in" svg:y="7.10906in" svg:width="1.08333in" svg:height="0.76042in" draw:z-index="33" draw:id="id40" draw:style-name="a60" draw:name="Фигура34" text:anchor-type="paragraph"><svg:title/><svg:desc/><text:p text:style-name="Обычный">Else: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draw:connector draw:type="line" svg:x1="-0.11378in" svg:y1="7.97362in" svg:x2="-0.11378in" svg:y2="8.23334in" draw:z-index="34" draw:id="id41" draw:style-name="a62" draw:name="Фигура35" text:anchor-type="paragraph"><svg:title/><svg:desc/></draw:connector><draw:connector draw:type="line" svg:x1="1.52165in" svg:y1="7.86929in" svg:x2="1.52165in" svg:y2="8.14012in" draw:z-index="35" draw:id="id42" draw:style-name="a64" draw:name="Фигура36" text:anchor-type="paragraph"><svg:title/><svg:desc/></draw:connector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52" svg:viewBox="0 0 20 30" svg:d="m10 0-10 30h20z"/>
    <draw:marker draw:name="a55" svg:viewBox="0 0 20 30" svg:d="m10 0-10 30h20z"/>
    <draw:marker draw:name="a20" svg:viewBox="0 0 20 30" svg:d="m10 0-10 30h20z"/>
    <draw:marker draw:name="a57" svg:viewBox="0 0 20 30" svg:d="m10 0-10 30h20z"/>
    <draw:marker draw:name="a22" svg:viewBox="0 0 20 30" svg:d="m10 0-10 30h20z"/>
    <draw:marker draw:name="a24" svg:viewBox="0 0 20 30" svg:d="m10 0-10 30h20z"/>
    <draw:marker draw:name="a26" svg:viewBox="0 0 20 30" svg:d="m10 0-10 30h20z"/>
    <draw:marker draw:name="a28" svg:viewBox="0 0 20 30" svg:d="m10 0-10 30h20z"/>
    <draw:marker draw:name="a2" svg:viewBox="0 0 20 30" svg:d="m10 0-10 30h20z"/>
    <draw:marker draw:name="a3" svg:viewBox="0 0 20 30" svg:d="m10 0-10 30h20z"/>
    <draw:marker draw:name="a5" svg:viewBox="0 0 20 30" svg:d="m10 0-10 30h20z"/>
    <draw:marker draw:name="a42" svg:viewBox="0 0 20 30" svg:d="m10 0-10 30h20z"/>
    <draw:marker draw:name="a7" svg:viewBox="0 0 20 30" svg:d="m10 0-10 30h20z"/>
    <draw:marker draw:name="a44" svg:viewBox="0 0 20 30" svg:d="m10 0-10 30h20z"/>
    <draw:marker draw:name="a9" svg:viewBox="0 0 20 30" svg:d="m10 0-10 30h20z"/>
    <draw:marker draw:name="a47" svg:viewBox="0 0 20 30" svg:d="m10 0-10 30h20z"/>
    <draw:marker draw:name="a61" svg:viewBox="0 0 20 30" svg:d="m10 0-10 30h20z"/>
    <draw:marker draw:name="a63" svg:viewBox="0 0 20 30" svg:d="m10 0-10 30h20z"/>
    <draw:marker draw:name="a32" svg:viewBox="0 0 20 30" svg:d="m10 0-10 30h20z"/>
    <draw:marker draw:name="a36" svg:viewBox="0 0 20 30" svg:d="m10 0-10 30h20z"/>
    <draw:marker draw:name="a39" svg:viewBox="0 0 20 30" svg:d="m10 0-10 30h20z"/>
    <draw:marker draw:name="a50" svg:viewBox="0 0 20 30" svg:d="m10 0-10 30h20z"/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uhammadali Hasanzade</dc:creator>
    <meta:creation-date>2009-04-16T11:32:00Z</meta:creation-date>
    <dc:date>2018-04-11T14:13:00Z</dc:date>
    <meta:template xlink:href="Normal.dotm" xlink:type="simple"/>
    <meta:editing-cycles>15</meta:editing-cycles>
    <meta:editing-duration>PT348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6" meta:character-count="43" meta:row-count="1" meta:non-whitespace-character-count="38"/>
  </office:meta>
</office:document-meta>
</file>